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number-columns-repeated="15361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8T00:00:00" table:style-name="ce5">
            <text:p>08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1" table:formula="of:=[.A6]*([.D6]+50*[.C6])" table:style-name="ce10">
            <text:p>CHF 0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0.5" table:formula="of:=[.A7]*([.D7]+50*[.C7])" table:style-name="ce10">
            <text:p>CHF 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0.60000000000000009" table:formula="of:=[.A8]*([.D8]+50*[.C8])" table:style-name="ce10">
            <text:p>CHF 0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" table:formula="of:=[.A9]*([.D9]+50*[.C9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1" table:formula="of:=[.A10]*([.D10]+50*[.C10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4" table:formula="of:=[.A11]*([.D11]+50*[.C11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20" table:formula="of:=[.A12]*([.D12]+25*[.C12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40" table:formula="of:=[.A13]*[.D13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3" table:style-name="ce9">
            <text:p>33</text:p>
          </table:table-cell>
          <table:table-cell office:value-type="currency" office:value="660" table:formula="of:=[.A14]*[.D14]" table:style-name="ce10">
            <text:p>CHF 6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100" table:formula="of:=[.A15]*[.D15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829.2" table:formula="of:=SUM([.E6:.E18])" table:number-columns-spanned="2" table:number-rows-spanned="1" table:style-name="ce12">
            <text:p>CHF 829,2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8T14:34:16Z</dc:date>
    <meta:editing-cycles>17</meta:editing-cycles>
    <meta:editing-duration>PT19041S</meta:editing-duration>
  </office:meta>
</office:document-meta>
</file>